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2.2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.75" table:style-name="ce19">
            <text:p>3.75</text:p>
          </table:table-cell>
          <table:table-cell office:value-type="float" office:value="3.75" table:formula="of:=[.E7]" table:style-name="ce19">
            <text:p>3.7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.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.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25" table:style-name="ce21">
            <text:p>0.2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style-name="ce19">
            <text:p>9</text:p>
          </table:table-cell>
          <table:table-cell office:value-type="float" office:value="9" table:formula="of:=[.E15]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3]" table:style-name="ce19">
            <text:p>10</text:p>
          </table:table-cell>
          <table:table-cell office:value-type="float" office:value="10" table:formula="of:=[.F23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3]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8]" table:style-name="ce19">
            <text:p>10</text:p>
          </table:table-cell>
          <table:table-cell office:value-type="float" office:value="10" table:formula="of:=[.F28]" table:style-name="ce19">
            <text:p>10</text:p>
          </table:table-cell>
          <table:table-cell office:value-type="float" office:value="10" table:formula="of:=[.G28]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2.75" table:formula="of:=SUM([.E7];[.E15];[.E23];[.E28];[.E33];[.E38];[.E43];[.E48];[.E53])" table:style-name="ce25">
            <text:p>32.75</text:p>
          </table:table-cell>
          <table:table-cell office:value-type="float" office:value="32.75" table:formula="of:=SUM([.F7:.F57])" table:style-name="ce25">
            <text:p>32.75</text:p>
          </table:table-cell>
          <table:table-cell office:value-type="float" office:value="27" table:formula="of:=SUM([.G7:.G57])" table:style-name="ce25">
            <text:p>27</text:p>
          </table:table-cell>
          <table:table-cell office:value-type="float" office:value="17" table:formula="of:=SUM([.H7:.H57])" table:style-name="ce25">
            <text:p>17</text:p>
          </table:table-cell>
          <table:table-cell office:value-type="float" office:value="3" table:formula="of:=SUM([.I7:.I57])" table:style-name="ce25">
            <text:p>3</text:p>
          </table:table-cell>
          <table:table-cell office:value-type="float" office:value="0" table:formula="of:=SUM([.J7:.J57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03</meta:generator>
    <dc:title/>
    <dc:description/>
    <dc:subject/>
    <meta:initial-creator>MARTIN Bruno</meta:initial-creator>
    <dc:creator>Olivia LE CORRE</dc:creator>
    <meta:creation-date>2017-12-06T13:08:19Z</meta:creation-date>
    <dc:date>2025-04-14T09:12:37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7.0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96062992126pt" svg:y="41.97496062992126pt" svg:width="805.2144881889763pt" svg:height="387.1648031496063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